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1mm"/>
    </style:style>
    <style:style style:name="co3" style:family="table-column">
      <style:table-column-properties fo:break-before="auto" style:column-width="85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ROJEK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okumentacja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ostateczna</text:p>
          </table:table-cell>
          <table:table-cell table:style-name="ce6" office:value-type="string" calcext:value-type="string">
            <text:p>done?</text:p>
          </table:table-cell>
          <table:table-cell/>
          <table:table-cell table:style-name="ce3" office:value-type="string" calcext:value-type="string">
            <text:p>I. Projekt koncepcji, założenia</text:p>
          </table:table-cell>
          <table:table-cell table:style-name="ce6" office:value-type="string" calcext:value-type="string">
            <text:p>done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za danych złożona z minimum 7 tabel powiązanych relacja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tematu projek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widokó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za wymagań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kluczy obcy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rojektowanie funk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funkcji agregującyc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zegląd i wprowadzanie danych poprzez formularze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II. Projekt diagramów (konceptualny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prowadzanie informacji w formie raport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dowa i analiza diagramu przepływu danych (DF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umentacja zgodna ze wzor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efiniowanie encji (obiektów) oraz ich atrybut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aprojektowanie relacji pomiędzy encjami (ER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Dobr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Widoki zawierające funkcje agregujące wykorzystujące różne parametry klauzul GROUP BY oraz HAVING</text:p>
          </table:table-cell>
          <table:table-cell office:value-type="string" calcext:value-type="string">
            <text:p>0.5</text:p>
          </table:table-cell>
          <table:table-cell/>
          <table:table-cell table:style-name="ce3" office:value-type="string" calcext:value-type="string">
            <text:p>III. Projekt logiczny</text:p>
          </table:table-cell>
          <table:table-cell/>
        </table:table-row>
        <table:table-row table:style-name="ro3">
          <table:table-cell table:number-columns-repeated="3"/>
          <table:table-cell table:style-name="ce4" office:value-type="string" calcext:value-type="string">
            <text:p>Walidacja danych w bazie, wykorzystanie funkcji wbudowanych i wyzwalaczy, kontrola spójności danych, blokoada wprowadzania niepoprawnych wartości dan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jektowanie tabel, kluczy, indeks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łownik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ardzo dobra</text:p>
          </table:table-cell>
          <table:table-cell table:number-columns-repeated="2"/>
          <table:table-cell table:style-name="ce4" office:value-type="string" calcext:value-type="string">
            <text:p>Analiza zależności funkcyjnych i normalizacja tabel (3NF ewentualnie BCNF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 10 tabel powiązanych relacjami 1-do-n i n-do-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ormalizacja struktury tab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budowany mechanizm funkcji wbudowanych i wyzwalac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operacji n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óżne poziomy dostępu do bazy danych – system autoryzacj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IV. Projekt funkcjonal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fejsy do prezentacji, edycji i obsług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zualizacj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definiowanie panelu sterowania aplika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kropolece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 calcext:value-type="string">
            <text:p>V. Dokumentacj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prowadzenie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kumentacja użytkownik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6"/>
          <table:table-cell table:style-name="ce4" office:value-type="string" calcext:value-type="string">
            <text:p>Opracowanie dokumentacji technicznej kodu (może być automatycznie generowana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ykaz literatury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16:37:15.42484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4:39.590257720</meta:creation-date>
    <meta:generator>LibreOffice/6.0.7.3$Linux_X86_64 LibreOffice_project/00m0$Build-3</meta:generator>
    <dc:date>2020-01-19T16:38:31.274497481</dc:date>
    <meta:editing-duration>PT18M49S</meta:editing-duration>
    <meta:editing-cycles>8</meta:editing-cycles>
    <meta:document-statistic meta:table-count="1" meta:cell-count="74" meta:object-count="0"/>
  </office:meta>
</office:document-meta>
</file>